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in" fo:border="none"/>
    </style:style>
    <style:style style:name="P2" style:family="paragraph" style:parent-style-name="Table_20_Contents">
      <style:paragraph-properties fo:text-align="start" style:justify-single-word="fals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view Materials for the Spring Final Exam &amp; National Exam:</text:p>
      <text:p text:style-name="P1"><text:s/><text:a xlink:type="simple" xlink:href="http://www.grochbiology.org/NewAPBiologyCourseReview.pdf">Course Review for NEW AP Biology Course (All Student Objectives, Enduring Understanding, Essential Knowledge) Good for reviewing for the Spring AP Exam...warning 53 pages long)</text:a></text:p>
      <text:p text:style-name="P2"><text:a xlink:type="simple" xlink:href="http://www.grochbiology.org/APBiologyVocabularyList-Knuffke.pdf"/></text:p>
      <text:p text:style-name="P2"><text:a xlink:type="simple" xlink:href="http://www.grochbiology.org/APBiologyVocabularyList-Knuffke.pdf">AP Biology Word List (words you should know for the Spring Exam)</text:a></text:p>
      <text:p text:style-name="Standard"/>
      <text:p text:style-name="Standard"><text:a xlink:type="simple" xlink:href="file:///C:/Users/rgroch/Documents/GrochWebSite/bio_home_page/AnimalS&amp;FReview.pdf">Animals &amp; Body Systems</text:a> </text:p>
      <text:p text:style-name="Standard"><text:a xlink:type="simple" xlink:href="file:///C:/Users/rgroch/Documents/GrochWebSite/bio_home_page/EcologyReview.pdf">Ecology Review</text:a> </text:p>
      <text:p text:style-name="Standard"><text:a xlink:type="simple" xlink:href="file:///C:/Users/rgroch/Documents/GrochWebSite/bio_home_page/EvolutionaryBioReview.pdf">Evolutionary Biology Review</text:a> <text:a xlink:type="simple" xlink:href="file:///C:/Users/rgroch/Documents/GrochWebSite/bio_home_page/InterpretingDiagramsQuizzesAPBIO.pdf">Interpreting Diagrams</text:a> </text:p>
      <text:p text:style-name="Standard"><text:a xlink:type="simple" xlink:href="file:///C:/Users/rgroch/Documents/GrochWebSite/bio_home_page/PlantS&amp;FReview.pdf">Plant Structure &amp; Function Review</text:a>:</text:p>
      <text:p text:style-name="Standard">(all by Katherine Ward, Aragon High School, San Mateo, CA)</text:p>
      <text:p text:style-name="Standard"/>
      <text:p text:style-name="Standard"/>
      <text:p text:style-name="Standard">Bozeman Biology Videos:</text:p>
      <text:p text:style-name="Standard"><text:a xlink:type="simple" xlink:href="http://www.youtube.com/playlist?list=PLllVwaZQkS2pjZ33Iwr84PutjISWnYL1H">AP Biology Science Practices (1-7)</text:a></text:p>
      <text:p text:style-name="Standard"><text:a xlink:type="simple" xlink:href="http://www.youtube.com/playlist?list=PLllVwaZQkS2omBpLjQm_BAQKsQ7lq86ku">Statistics &amp; Graphing</text:a></text:p>
      <text:p text:style-name="Standard"><text:a xlink:type="simple" xlink:href="http://www.youtube.com/playlist?list=PLFCE4D99C4124A27A">AP Biology Essentials</text:a></text:p>
      <text:p text:style-name="Standard"><text:a xlink:type="simple" xlink:href="http://www.youtube.com/playlist?list=PL7A750281106CD067">Biology</text:a></text:p>
      <text:p text:style-name="Standard"><text:a xlink:type="simple" xlink:href="http://www.youtube.com/playlist?list=UUEik-U3T6u6JA0XiHLbNbOw">All uploaded videos</text:a>.... (you'll have to scan to see what you want to review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Text_20_body" style:class="extra">
      <style:text-properties fo: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Groch</meta:initial-creator>
    <meta:creation-date>2013-04-14T10:45:16.08</meta:creation-date>
    <dc:date>2013-04-14T11:14:11.27</dc:date>
    <dc:creator>Robin Groch</dc:creator>
    <meta:editing-duration>PT13M43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102" meta:character-count="662"/>
  </office:meta>
</office:document-meta>
</file>